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68cm" fo:min-width="4.73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5cm" fo:min-width="3.2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74cm" fo:min-width="7.39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95cm" fo:min-width="3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08cm" fo:min-width="7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4cm" fo:min-width="3.6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4cm" svg:height="3.7cm" draw:transform="skewX (-0.0186750229963393) translate (6.4cm 1cm)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7cm" svg:y1="4.7cm" svg:x2="10.582cm" svg:y2="7.043cm" draw:start-shape="id1" draw:start-glue-point="8" draw:end-shape="id2" svg:d="M10170 4700l412 2343" svg:viewBox="0 0 413 2344">
          <text:p/>
        </draw:connector>
        <draw:custom-shape draw:style-name="gr3" draw:text-style-name="P4" xml:id="id3" draw:id="id3" draw:layer="layout" svg:width="7.5cm" svg:height="4.2cm" svg:x="6.4cm" svg:y="11.3cm">
          <text:p text:style-name="P1">m &lt;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9.871cm" svg:y1="8.466cm" svg:x2="10.15cm" svg:y2="11.3cm" draw:start-shape="id2" draw:start-glue-point="2" draw:end-shape="id3" draw:end-glue-point="4" svg:d="M9871 8466l279 2834" svg:viewBox="0 0 280 2835">
          <text:p/>
        </draw:connector>
        <draw:connector draw:style-name="gr2" draw:text-style-name="P3" xml:id="id4" draw:id="id4" draw:layer="layout" draw:type="line" svg:x1="13.9cm" svg:y1="13.4cm" svg:x2="13.9cm" svg:y2="13.4cm" draw:start-shape="id3" draw:start-glue-point="7" draw:end-shape="id3" draw:end-glue-point="7" svg:d="M13900 13400z" svg:viewBox="0 0 1 1">
          <text:p/>
        </draw:connector>
        <draw:connector draw:style-name="gr4" draw:text-style-name="P1" draw:layer="layout" svg:x1="13.9cm" svg:y1="13.4cm" svg:x2="14.197cm" svg:y2="7.712cm" draw:start-shape="id4" draw:start-glue-point="0" draw:end-shape="id2" draw:end-glue-point="1" svg:d="M13900 13400h1154v-5688h-857" svg:viewBox="0 0 1155 5689">
          <text:p text:style-name="P1">Tak</text:p>
        </draw:connector>
        <draw:connector draw:style-name="gr4" draw:text-style-name="P1" draw:layer="layout" svg:x1="6.4cm" svg:y1="13.4cm" svg:x2="6.7cm" svg:y2="18.6cm" draw:start-shape="id3" draw:start-glue-point="5" draw:end-shape="id5" draw:end-glue-point="5" svg:d="M6400 13400h-501v5200h801" svg:viewBox="0 0 802 5201">
          <text:p text:style-name="P1"><text:s text:c="2"/>NIE</text:p>
        </draw:connector>
        <draw:custom-shape draw:style-name="gr5" draw:text-style-name="P4" xml:id="id2" draw:id="id2" draw:layer="layout" svg:width="7.942cm" svg:height="1.416cm" draw:transform="skewX (0.473682358991261) rotate (0.0106465084371654) translate (6.611cm 7.085cm)">
          <text:p text:style-name="P1">Wprowadź m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7.2cm" svg:height="4.4cm" svg:x="6.7cm" svg:y="16.4cm">
          <text:p text:style-name="P1">Wykonuj <text:s/>w zakresie</text:p>
          <text:p text:style-name="P1">&lt;0,m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6" draw:id="id6" draw:layer="layout" svg:width="7.5cm" svg:height="1.958cm" draw:transform="skewX (0.552396708256205) translate (7cm 23.1cm)">
          <text:p text:style-name="P1">Wyprowadź kwadraty </text:p>
          <text:p text:style-name="P1">liczb z podanego zbioru.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9cm" svg:y1="18.6cm" svg:x2="13.897cm" svg:y2="24.079cm" draw:start-shape="id5" draw:start-glue-point="7" draw:end-shape="id6" draw:end-glue-point="1" svg:d="M13900 18600h1100v5479h-1103" svg:viewBox="0 0 1104 5480">
          <text:p/>
        </draw:connector>
        <draw:custom-shape draw:style-name="gr9" draw:text-style-name="P4" xml:id="id7" draw:id="id7" draw:layer="layout" svg:width="5.9cm" svg:height="1.8cm" svg:x="6.5cm" svg:y="26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543cm" svg:y1="25.058cm" svg:x2="9.45cm" svg:y2="26.5cm" draw:start-shape="id6" draw:start-glue-point="2" draw:end-shape="id7" draw:end-glue-point="4" svg:d="M9543 25058l-93 1442" svg:viewBox="0 0 94 1443">
          <text:p/>
        </draw:connector>
        <draw:connector draw:style-name="gr2" draw:text-style-name="P3" draw:layer="layout" svg:x1="13.9cm" svg:y1="13.4cm" svg:x2="14.197cm" svg:y2="7.712cm" draw:start-shape="id4" draw:start-glue-point="0" draw:end-shape="id2" draw:end-glue-point="1" svg:d="M13900 13400h1154v-5688h-857" svg:viewBox="0 0 1155 5689">
          <text:p/>
        </draw:connector>
        <draw:connector draw:style-name="gr2" draw:text-style-name="P3" draw:layer="layout" svg:x1="6.4cm" svg:y1="13.4cm" svg:x2="6.7cm" svg:y2="18.6cm" draw:start-shape="id3" draw:start-glue-point="5" draw:end-shape="id5" svg:d="M6400 13400h-501v5200h801" svg:viewBox="0 0 802 5201">
          <text:p/>
        </draw:connector>
        <draw:connector draw:style-name="gr2" draw:text-style-name="P3" draw:layer="layout" svg:x1="13.9cm" svg:y1="18.6cm" svg:x2="13.897cm" svg:y2="24.079cm" draw:start-shape="id5" draw:start-glue-point="7" draw:end-shape="id6" draw:end-glue-point="1" svg:d="M13900 18600h1100v5479h-1103" svg:viewBox="0 0 1104 54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49:24.902000000</meta:creation-date>
    <dc:date>2018-10-04T07:17:44.901781597</dc:date>
    <meta:editing-duration>PT17M24S</meta:editing-duration>
    <meta:editing-cycles>4</meta:editing-cycles>
    <meta:generator>LibreOffice/6.0.3.2$Linux_X86_64 LibreOffice_project/00m0$Build-2</meta:generator>
    <meta:document-statistic meta:object-count="16"/>
  </office:meta>
</office:document-meta>
</file>